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33" draw:opacity="24%" draw:opacity-name="" draw:textarea-horizontal-align="justify" draw:textarea-vertical-align="middle" draw:auto-grow-height="false" fo:min-height="14.25cm" fo:min-width="12.7cm"/>
    </style:style>
    <style:style style:name="gr2" style:family="graphic" style:parent-style-name="standard">
      <style:graphic-properties draw:fill-color="#ffff99" draw:opacity="24%" draw:opacity-name="" draw:textarea-horizontal-align="justify" draw:textarea-vertical-align="middle" draw:auto-grow-height="false" fo:min-height="20.35cm" fo:min-width="10.2cm"/>
    </style:style>
    <style:style style:name="gr3" style:family="graphic" style:parent-style-name="standard">
      <style:graphic-properties draw:fill-color="#99ffff" draw:textarea-horizontal-align="justify" draw:textarea-vertical-align="middle" draw:auto-grow-height="false" fo:min-height="3.454cm" fo:min-width="18.946cm"/>
    </style:style>
    <style:style style:name="gr4" style:family="graphic" style:parent-style-name="standard">
      <style:graphic-properties draw:fill-color="#f4c8b8" draw:textarea-horizontal-align="justify" draw:textarea-vertical-align="middle" draw:auto-grow-height="false" fo:min-height="2.622cm" fo:min-width="5.89cm"/>
    </style:style>
    <style:style style:name="gr5" style:family="graphic" style:parent-style-name="standard">
      <style:graphic-properties draw:fill-color="#ff99ff" draw:textarea-horizontal-align="justify" draw:textarea-vertical-align="middle" draw:auto-grow-height="false" fo:min-height="2.622cm" fo:min-width="5.982cm"/>
    </style:style>
    <style:style style:name="gr6" style:family="graphic" style:parent-style-name="standard">
      <style:graphic-properties draw:fill-color="#ff9999" draw:textarea-horizontal-align="justify" draw:textarea-vertical-align="middle" draw:auto-grow-height="false" fo:min-height="3.051cm" fo:min-width="2.931cm"/>
    </style:style>
    <style:style style:name="gr7" style:family="graphic" style:parent-style-name="standard">
      <style:graphic-properties draw:textarea-horizontal-align="justify" draw:textarea-vertical-align="middle" draw:auto-grow-height="false" fo:min-height="1.51cm" fo:min-width="4.686cm"/>
    </style:style>
    <style:style style:name="gr8" style:family="graphic" style:parent-style-name="standard">
      <style:graphic-properties draw:textarea-horizontal-align="justify" draw:textarea-vertical-align="middle" draw:auto-grow-height="false" fo:min-height="1.51cm" fo:min-width="3.668cm"/>
    </style:style>
    <style:style style:name="gr9" style:family="graphic" style:parent-style-name="standard">
      <style:graphic-properties draw:textarea-horizontal-align="justify" draw:textarea-vertical-align="middle" draw:auto-grow-height="false" fo:min-height="2.622cm" fo:min-width="5.242cm"/>
    </style:style>
    <style:style style:name="gr10" style:family="graphic" style:parent-style-name="standard">
      <style:graphic-properties draw:fill-color="#d6becb" draw:textarea-horizontal-align="justify" draw:textarea-vertical-align="middle" draw:auto-grow-height="false" fo:min-height="1.4cm" fo:min-width="7.43cm"/>
    </style:style>
    <style:style style:name="gr11" style:family="graphic" style:parent-style-name="standard">
      <style:graphic-properties svg:stroke-width="0.106cm" draw:marker-start="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draw:fill-color="#e9b96e" draw:textarea-horizontal-align="justify" draw:textarea-vertical-align="middle" draw:auto-grow-height="false" fo:min-height="2.622cm" fo:min-width="5.89cm"/>
    </style:style>
    <style:style style:name="gr13" style:family="graphic" style:parent-style-name="standard">
      <style:graphic-properties draw:fill-color="#bcee68" draw:textarea-horizontal-align="justify" draw:textarea-vertical-align="middle" draw:auto-grow-height="false" fo:min-height="3.451cm" fo:min-width="5.411cm"/>
    </style:style>
    <style:style style:name="gr14" style:family="graphic" style:parent-style-name="standard">
      <style:graphic-properties svg:stroke-width="0.106cm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dash" draw:stroke-dash="_32__20_Dots_20_1_20_Dash" draw:marker-end="Arrow" draw:textarea-vertical-align="middle"/>
    </style:style>
    <style:style style:name="gr16" style:family="graphic" style:parent-style-name="standard">
      <style:graphic-properties draw:stroke="dash" draw:stroke-dash="_32__20_Dots_20_1_20_Dash" draw:marker-end="Rounded_20_large_20_Arrow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9.638cm" fo:min-width="0.7cm"/>
    </style:style>
    <style:style style:name="gr18" style:family="graphic" style:parent-style-name="standard">
      <style:graphic-properties draw:textarea-horizontal-align="justify" draw:textarea-vertical-align="middle" draw:auto-grow-height="false" fo:min-height="4.913cm" fo:min-width="0.7cm"/>
    </style:style>
    <style:style style:name="P1" style:family="paragraph">
      <loext:graphic-properties draw:fill-color="#00cc33" draw:opacity="24%"/>
      <style:paragraph-properties fo:text-align="center"/>
    </style:style>
    <style:style style:name="P2" style:family="paragraph">
      <loext:graphic-properties draw:fill-color="#ffff99" draw:opacity="24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99ffff"/>
      <style:paragraph-properties fo:text-align="center"/>
    </style:style>
    <style:style style:name="P5" style:family="paragraph">
      <loext:graphic-properties draw:fill-color="#f4c8b8"/>
      <style:paragraph-properties fo:text-align="center"/>
    </style:style>
    <style:style style:name="P6" style:family="paragraph">
      <loext:graphic-properties draw:fill-color="#ff99ff"/>
      <style:paragraph-properties fo:text-align="center"/>
    </style:style>
    <style:style style:name="P7" style:family="paragraph">
      <loext:graphic-properties draw:fill-color="#ff9999"/>
      <style:paragraph-properties fo:text-align="center"/>
    </style:style>
    <style:style style:name="P8" style:family="paragraph">
      <loext:graphic-properties draw:fill-color="#d6becb"/>
      <style:paragraph-properties fo:text-align="center"/>
    </style:style>
    <style:style style:name="P9" style:family="paragraph">
      <loext:graphic-properties draw:fill-color="#e9b96e"/>
      <style:paragraph-properties fo:text-align="center"/>
    </style:style>
    <style:style style:name="P10" style:family="paragraph">
      <loext:graphic-properties draw:fill-color="#bcee68"/>
      <style:paragraph-properties fo:text-align="center"/>
    </style:style>
    <style:style style:name="P11" style:family="paragraph">
      <style:paragraph-properties fo:text-align="center"/>
      <style:text-properties fo:color="#0066ff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cm" svg:height="14.5cm" svg:x="4.7cm" svg:y="5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0.7cm" svg:height="20.6cm" svg:x="42.1cm" svg:y="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21cm" svg:height="4cm" svg:x="7.4cm" svg:y="31.5cm">
          <text:p text:style-name="P3">Client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2" draw:id="id2" draw:layer="layout" svg:width="6.9cm" svg:height="3.1cm" svg:x="20.2cm" svg:y="22cm">
          <text:p text:style-name="P3">Dashboard: Server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7cm" svg:height="3.1cm" svg:x="37.5cm" svg:y="21.9cm">
          <text:p text:style-name="P3">Feed Manager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7" xml:id="id1" draw:id="id1" draw:layer="layout" svg:width="6.5cm" svg:height="3.3cm" svg:x="27.5cm" svg:y="9.8cm">
          <text:p text:style-name="P3">Kafka</text:p>
          <draw:enhanced-geometry svg:viewBox="0 0 21600 21600" draw:glue-points="10800 0 0 10800 10800 21600 14800 10800 21600 10800" draw:text-areas="3400 0 14800 21600" draw:mirror-horizontal="false" draw:mirror-vertical="false" draw:type="flowchart-direct-access-storage" draw:enhanced-path="M 18200 0 X 21600 10800 18200 21600 L 3400 21600 X 0 10800 3400 0 Z N M 18200 0 X 14800 10800 18200 21600 N"/>
        </draw:custom-shape>
        <draw:custom-shape draw:style-name="gr7" draw:text-style-name="P3" xml:id="id6" draw:id="id6" draw:layer="layout" svg:width="5.6cm" svg:height="1.9cm" svg:x="44.8cm" svg:y="11.3cm">
          <text:p text:style-name="P3">Dummy Sensor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3" xml:id="id5" draw:id="id5" draw:layer="layout" svg:width="4.5cm" svg:height="1.9cm" svg:x="50.7cm" svg:y="8cm">
          <text:p text:style-name="P3">Pi: Producer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3" xml:id="id7" draw:id="id7" draw:layer="layout" svg:width="6.2cm" svg:height="3.1cm" svg:x="44cm" svg:y="14.3cm">
          <text:p text:style-name="P3">Spark Streaming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8" draw:layer="layout" svg:width="9.9cm" svg:height="3.3cm" svg:x="27.4cm" svg:y="21.9cm">
          <text:p text:style-name="P3">RabbitMQ: Controller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1" draw:text-style-name="P3" draw:layer="layout" svg:x1="27.5cm" svg:y1="11.45cm" svg:x2="23.65cm" svg:y2="22cm" draw:start-shape="id1" draw:start-glue-point="5" draw:end-shape="id2" draw:end-glue-point="4" svg:d="M27500 11450h-3850v10550" svg:viewBox="0 0 3851 10551">
          <text:p/>
        </draw:connector>
        <draw:custom-shape draw:style-name="gr12" draw:text-style-name="P9" xml:id="id4" draw:id="id4" draw:layer="layout" svg:width="6.9cm" svg:height="3.1cm" svg:x="7.8cm" svg:y="15.3cm">
          <text:p text:style-name="P3">Replay: Server<text:line-break/><text:span text:style-name="T1">Akka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0" xml:id="id3" draw:id="id3" draw:layer="layout" svg:width="11.2cm" svg:height="3.7cm" svg:x="5.7cm" svg:y="5.7cm">
          <text:p text:style-name="P3">PostgreSQL<text:line-break/>Kafka-Sink</text:p>
          <draw:enhanced-geometry svg:viewBox="0 0 21600 21600" draw:glue-points="10800 0 0 10800 10800 21600 14800 10800 21600 10800" draw:text-areas="3400 0 14800 21600" draw:mirror-horizontal="false" draw:mirror-vertical="false" draw:type="flowchart-direct-access-storage" draw:enhanced-path="M 18200 0 X 21600 10800 18200 21600 L 3400 21600 X 0 10800 3400 0 Z N M 18200 0 X 14800 10800 18200 21600 N"/>
        </draw:custom-shape>
        <draw:connector draw:style-name="gr14" draw:text-style-name="P3" draw:layer="layout" svg:x1="30.75cm" svg:y1="9.8cm" svg:x2="16.9cm" svg:y2="7.55cm" draw:start-shape="id1" draw:start-glue-point="4" draw:end-shape="id3" draw:end-glue-point="8" svg:d="M30750 9800v-2250h-13850" svg:viewBox="0 0 13851 2251">
          <text:p/>
        </draw:connector>
        <draw:connector draw:style-name="gr14" draw:text-style-name="P3" draw:layer="layout" svg:x1="11.3cm" svg:y1="9.4cm" svg:x2="11.25cm" svg:y2="15.3cm" draw:start-shape="id3" draw:end-shape="id4" draw:end-glue-point="4" svg:d="M11300 9400v2951h-50v2949" svg:viewBox="0 0 51 5901">
          <text:p/>
        </draw:connector>
        <draw:connector draw:style-name="gr15" draw:text-style-name="P3" draw:layer="layout" draw:line-skew="-3.151cm" svg:x1="50.7cm" svg:y1="8.95cm" svg:x2="34cm" svg:y2="11.45cm" draw:start-shape="id5" draw:start-glue-point="5" draw:end-shape="id1" draw:end-glue-point="8" svg:d="M50700 8950h-11500v2500h-5200" svg:viewBox="0 0 16701 2501">
          <text:p/>
        </draw:connector>
        <draw:connector draw:style-name="gr15" draw:text-style-name="P3" draw:layer="layout" draw:line-skew="-0.101cm" svg:x1="44.8cm" svg:y1="12.25cm" svg:x2="34cm" svg:y2="11.45cm" draw:start-shape="id6" draw:start-glue-point="5" draw:end-shape="id1" draw:end-glue-point="8" svg:d="M44800 12250h-5500v-800h-5300" svg:viewBox="0 0 10801 801">
          <text:p/>
        </draw:connector>
        <draw:connector draw:style-name="gr16" draw:text-style-name="P3" draw:layer="layout" draw:line-skew="0.898cm" svg:x1="30.75cm" svg:y1="13.1cm" svg:x2="47.1cm" svg:y2="17.4cm" draw:start-shape="id1" draw:start-glue-point="6" draw:end-shape="id7" draw:end-glue-point="6" svg:d="M30750 13100v5700h16350v-1400" svg:viewBox="0 0 16351 5701">
          <text:p/>
        </draw:connector>
        <draw:connector draw:style-name="gr16" draw:text-style-name="P3" draw:layer="layout" draw:line-skew="0.149cm" svg:x1="44cm" svg:y1="15.85cm" svg:x2="34cm" svg:y2="11.45cm" draw:start-shape="id7" draw:start-glue-point="5" draw:end-shape="id1" draw:end-glue-point="8" svg:d="M44000 15850h-4850v-4400h-5150" svg:viewBox="0 0 10001 4401">
          <text:p/>
        </draw:connector>
        <draw:custom-shape draw:style-name="gr17" draw:text-style-name="P11" draw:layer="layout" svg:width="2.4cm" svg:height="11.3cm" svg:x="9.4cm" svg:y="20cm">
          <text:p text:style-name="P3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1" draw:layer="layout" svg:width="2.4cm" svg:height="5.9cm" svg:x="22.5cm" svg:y="25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4T13:46:57.224609684</meta:creation-date>
    <dc:date>2018-03-24T14:18:50.897443174</dc:date>
    <meta:editing-duration>PT11M11S</meta:editing-duration>
    <meta:editing-cycles>2</meta:editing-cycles>
    <meta:generator>LibreOffice/5.1.6.2$Linux_X86_64 LibreOffice_project/10m0$Build-2</meta:generator>
    <meta:document-statistic meta:object-count="21"/>
  </office:meta>
</office:document-meta>
</file>